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2.371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.152cm"/>
    </style:style>
    <style:style style:name="P8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" fo:font-size="60pt" fo:language="zxx" fo:country="none" fo:font-style="normal" fo:text-shadow="none" style:text-underline-style="none" fo:font-weight="normal" style:letter-kerning="true" style:font-name-asian="Liberation Sans" style:font-size-asian="60pt" style:font-style-asian="normal" style:font-weight-asian="normal" style:font-name-complex="Liberation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T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FMT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37cm" svg:y1="7.979cm" svg:x2="16.557cm" svg:y2="7.979cm">
          <text:p text:style-name="P3"><text:span text:style-name="T2">→</text:span></text:p>
        </draw:line>
        <draw:frame draw:style-name="gr4" draw:text-style-name="P6" draw:layer="layout" svg:width="6.048cm" svg:height="2.621cm" svg:x="10.161cm" svg:y="4.251cm">
          <draw:text-box>
            <text:p text:style-name="P5"><text:span text:style-name="T3">Task Area Of Interest </text:span><text:span text:style-name="T3">(AOI)s?</text:span><text:span text:style-name="T3"><text:line-break/></text:span><text:span text:style-name="T3">Project ID</text:span></text:p>
            <text:p text:style-name="P5"><text:span text:style-name="T3">Org Profile (opt)</text:span></text:p>
            <text:p text:style-name="P5"><text:span text:style-name="T3">OSM Team Members </text:span><text:span text:style-name="T3">(opt)</text:span><text:span text:style-name="T3"><text:line-break/></text:span><text:span text:style-name="T3">Select User Profiles </text:span><text:span text:style-name="T3">(opt)</text:span></text:p>
          </draw:text-box>
        </draw:frame>
        <draw:frame draw:style-name="gr5" draw:text-style-name="P8" draw:layer="layout" svg:width="5.08cm" svg:height="2.274cm" svg:x="1cm" svg:y="1cm">
          <draw:text-box>
            <text:p text:style-name="P7"><text:span text:style-name="T4">Information Flow</text:span><text:span text:style-name="T4"><text:line-break/></text:span><text:span text:style-name="T5">HOT Overarching </text:span><text:span text:style-name="T5"><text:line-break/></text:span><text:span text:style-name="T4">12-Sep-2023 v1.0.0</text:span></text:p>
          </draw:text-box>
        </draw:frame>
        <draw:line draw:style-name="gr6" draw:text-style-name="P4" draw:layer="layout" svg:x1="16.557cm" svg:y1="7.985cm" svg:x2="8.937cm" svg:y2="7.985cm">
          <text:p text:style-name="P3"><text:span text:style-name="T2">→</text:span></text:p>
        </draw:line>
        <draw:frame draw:style-name="gr7" draw:text-style-name="P6" draw:layer="layout" svg:width="3.999cm" svg:height="0.962cm" svg:x="11.134cm" svg:y="9.204cm">
          <draw:text-box>
            <text:p text:style-name="P5"><text:span text:style-name="T3">Task</text:span><text:span text:style-name="T3">s to </text:span><text:span text:style-name="T3">Inval</text:span><text:span text:style-name="T3">idat</text:span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20T11:48:30.243969228</dc:date>
    <meta:editing-duration>PT15H22M20S</meta:editing-duration>
    <meta:editing-cycles>4</meta:editing-cycles>
    <meta:generator>LibreOffice/7.6.2.1$MacOSX_AARCH64 LibreOffice_project/56f7684011345957bbf33a7ee678afaf4d2ba333</meta:generator>
    <meta:document-statistic meta:object-count="7"/>
  </office:meta>
</office:document-meta>
</file>